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MBx1FF28_10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28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Manuscript<text:tab/><text:tab/><text:tab/><text:tab/><text:tab/></text:p>
      <text:p text:style-name="P1">Author of letter<text:tab/><text:tab/><text:tab/><text:tab/>A. Hart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Sabato Morais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22 July 1869</text:p>
      <text:p text:style-name="P1">Month<text:tab/><text:tab/><text:tab/><text:tab/><text:tab/><text:tab/>July</text:p>
      <text:p text:style-name="P1">Year<text:tab/><text:tab/><text:tab/><text:tab/><text:tab/><text:tab/>1869</text:p>
      <text:p text:style-name="P1">Hebrew Date<text:tab/><text:tab/><text:tab/><text:tab/><text:tab/></text:p>
      <text:p text:style-name="P1">Undated</text:p>
      <text:p text:style-name="P1">City<text:tab/><text:tab/><text:tab/><text:tab/><text:tab/><text:tab/>Long Branch</text:p>
      <text:p text:style-name="P1">State<text:tab/><text:tab/><text:tab/><text:tab/><text:tab/><text:tab/>New Jersey <text:s/><text:tab/><text:tab/><text:tab/><text:tab/></text:p>
      <text:p text:style-name="P1">Country<text:tab/><text:tab/><text:tab/><text:tab/><text:tab/>USA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2</text:p>
      <text:p text:style-name="P1">Number of Sheets<text:tab/><text:tab/><text:tab/><text:tab/>1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3">Long Branch N. J./</text:p>
      <text:p text:style-name="P3"><text:span text:style-name="T1">July 22</text:span><text:span text:style-name="T2">nd</text:span><text:span text:style-name="T1"> 1869/</text:span></text:p>
      <text:p text:style-name="P1">Revd S. Morais/</text:p>
      <text:p text:style-name="P1"><text:tab/>My Dear Sir/</text:p>
      <text:p text:style-name="P1"><text:span text:style-name="T1"><text:tab/><text:tab/>Allow me to tender/ you and Mrs Morais, my congrat/ulations, on the Birth of another/ Son, whom I trust may be spared/ to you to grow to manhood, and be/ endowed with all this Fathers/ virtues. <text:s/>I have received your/ Letter informing me of the happy/ event and desiring me to be present/ at the Berit on Monday </text:span><text:span text:style-name="T3">10 0</text:span><text:span text:style-name="T4">'Clock/ which I regret will not be in my/ power, as you are aware the/ line from here does not reach/ Philadelphia until near 12 O'Clock,/ and to be present at 10 on Monday/ would require my leaving here in/</text:span></text:p>
      <text:p text:style-name="P4"/>
      <text:p text:style-name="P4">[Page 2]</text:p>
      <text:p text:style-name="P4">the early line Friday (tomorrow) and/ remain in the city Saturday Sunday/ &amp; Monday. <text:s/>My dear wife &amp; <text:soft-page-break/>family/ join with me in best wishes for/ the mother &amp; child, and offer/ their kind congratulations./</text:p>
      <text:p text:style-name="P4"><text:tab/><text:tab/><text:tab/><text:tab/><text:tab/><text:tab/><text:tab/><text:tab/><text:tab/><text:tab/>Yours Very Truly/</text:p>
      <text:p text:style-name="P4"><text:tab/><text:tab/><text:tab/><text:tab/><text:tab/><text:tab/><text:tab/><text:tab/><text:tab/><text:tab/><text:tab/>A: Hart/</text:p>
      <text:p text:style-name="P4">Pavilion Hotel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1:00:38</meta:creation-date>
    <dc:date>2011-12-13T11:25:42.74</dc:date>
    <dc:language>en-US</dc:language>
    <meta:editing-cycles>3</meta:editing-cycles>
    <meta:editing-duration>PT00H03M36S</meta:editing-duration>
    <dc:creator>Penn Libraries</dc:creator>
    <meta:document-statistic meta:table-count="0" meta:image-count="0" meta:object-count="0" meta:page-count="3" meta:paragraph-count="71" meta:word-count="330" meta:character-count="2131"/>
    <meta:user-defined meta:name="Info 1"/>
    <meta:user-defined meta:name="Info 2"/>
    <meta:user-defined meta:name="Info 3"/>
    <meta:user-defined meta:name="Info 4"/>
  </office:meta>
</office:document-meta>
</file>